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6000000C3B7D2B350.png" manifest:media-type=""/>
  <manifest:file-entry manifest:full-path="Pictures/100000000000005E0000005E60E90F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cm, 1.559cm, 0.39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7.014cm"/>
    </style:style>
    <style:style style:name="pr2" style:family="presentation" style:parent-style-name="Standard-subtitle">
      <style:graphic-properties draw:fill-color="#ffffff" draw:auto-grow-height="true" fo:min-height="2.579cm"/>
    </style:style>
    <style:style style:name="pr3" style:family="presentation" style:parent-style-name="Standard-subtitle">
      <style:graphic-properties draw:fill-color="#ffffff" draw:auto-grow-height="true" fo:min-height="2.6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7.014cm" svg:x="1.401cm" svg:y="1.386cm" presentation:class="title" presentation:user-transformed="true">
          <draw:text-box>
            <text:p>TER : Détection 3D de personnes en intérieur dans un contexte de cobotique</text:p>
          </draw:text-box>
        </draw:frame>
        <draw:frame presentation:style-name="pr2" draw:text-style-name="P1" draw:layer="layout" svg:width="11.8cm" svg:height="2.579cm" svg:x="1cm" svg:y="16.2cm" presentation:class="subtitle" presentation:user-transformed="true">
          <draw:text-box>
            <text:p>Astor Bizard</text:p>
          </draw:text-box>
        </draw:frame>
        <draw:frame presentation:style-name="pr3" draw:text-style-name="P2" draw:layer="layout" svg:width="11.8cm" svg:height="2.6cm" svg:x="14.4cm" svg:y="16.4cm">
          <draw:text-box>
            <text:p text:style-name="P2"><text:span text:style-name="T1">Supervisé par : Olivier Aycard</text:span></text:p>
          </draw:text-box>
        </draw:frame>
        <draw:frame draw:style-name="gr1" draw:text-style-name="P3" draw:layer="layout" svg:width="11.268cm" svg:height="5.799cm" svg:x="8.532cm" svg:y="9.001cm">
          <draw:image xlink:href="Pictures/1000000000000126000000C3B7D2B3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Marble" xlink:href="Pictures/100000000000005E0000005E60E90F8C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5:47:59.38</meta:creation-date>
    <dc:date>2017-06-08T15:54:52.69</dc:date>
    <meta:editing-duration>PT3M41S</meta:editing-duration>
    <meta:editing-cycles>3</meta:editing-cycles>
    <meta:generator>LibreOffice/4.0.6.2$Windows_x86 LibreOffice_project/2e2573268451a50806fcd60ae2d9fe01dd0ce24</meta:generator>
    <meta:document-statistic meta:object-count="27"/>
  </office:meta>
</office:document-meta>
</file>